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4cdb" officeooo:paragraph-rsid="000f4cdb"/>
    </style:style>
    <style:style style:name="P2" style:family="paragraph" style:parent-style-name="Standard">
      <style:text-properties officeooo:rsid="00109289" officeooo:paragraph-rsid="00109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e uma strings?</text:p>
      <text:p text:style-name="P1">R: por que a strings trás um significado, manipula mais a strings de forma especial do que numero,manipulação da strings diferenciadas. </text:p>
      <text:p text:style-name="P1"/>
      <text:p text:style-name="P1">Quais a diferenças de uma strings para um vetor </text:p>
      <text:p text:style-name="P1">R:manipulação de strings diferenciada de vetor pois, temos mais funções utilizadas dentro <text:s/></text:p>
      <text:p text:style-name="P1"/>
      <text:p text:style-name="P1"/>
      <text:p text:style-name="P1">declare uma strings em c para armazenar uma palavra <text:s/>de 25 letras?</text:p>
      <text:p text:style-name="P1"/>
      <text:p text:style-name="P1">#include &lt;stdio.h&gt;</text:p>
      <text:p text:style-name="P1">int main(void){</text:p>
      <text:p text:style-name="P1"><text:tab/>char s[26];</text:p>
      <text:p text:style-name="P1"/>
      <text:p text:style-name="P1"/>
      <text:p text:style-name="P2">não coloca &amp; comercial em char, pois e um vetor.</text:p>
      <text:p text:style-name="P2"/>
      <text:p text:style-name="P2"/>
      <text:p text:style-name="P2"/>
      <text:p text:style-name="P2">%[^\n]s <text:s text:c="2"/>expressão regular;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0:28:56.208564638</meta:creation-date>
    <dc:date>2019-08-27T00:47:40.049275758</dc:date>
    <meta:editing-duration>PT8M33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78" meta:character-count="482" meta:non-whitespace-character-count="406"/>
  </office:meta>
</office:document-meta>
</file>